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967" officeooo:paragraph-rsid="000bf967"/>
    </style:style>
    <style:style style:name="P2" style:family="paragraph" style:parent-style-name="Standard">
      <style:paragraph-properties fo:text-align="center" style:justify-single-word="false"/>
      <style:text-properties officeooo:rsid="000bf967" officeooo:paragraph-rsid="000c950c"/>
    </style:style>
    <style:style style:name="P3" style:family="paragraph" style:parent-style-name="Standard">
      <style:text-properties officeooo:rsid="000bf967" officeooo:paragraph-rsid="001025da"/>
    </style:style>
    <style:style style:name="P4" style:family="paragraph" style:parent-style-name="Standard">
      <style:text-properties officeooo:rsid="000c957b" officeooo:paragraph-rsid="000c957b"/>
    </style:style>
    <style:style style:name="P5" style:family="paragraph" style:parent-style-name="Standard">
      <style:text-properties officeooo:rsid="000d96cb" officeooo:paragraph-rsid="000d96cb"/>
    </style:style>
    <style:style style:name="P6" style:family="paragraph" style:parent-style-name="Standard">
      <style:text-properties officeooo:rsid="001025da" officeooo:paragraph-rsid="001025da"/>
    </style:style>
    <style:style style:name="P7" style:family="paragraph" style:parent-style-name="Standard">
      <style:paragraph-properties fo:text-align="start" style:justify-single-word="false"/>
      <style:text-properties officeooo:rsid="000bf967" officeooo:paragraph-rsid="000bf967"/>
    </style:style>
    <style:style style:name="P8" style:family="paragraph" style:parent-style-name="Contact_20_Info">
      <style:paragraph-properties fo:margin-top="0.0319in" fo:margin-bottom="0.3929in" loext:contextual-spacing="false" fo:line-height="100%" fo:text-align="start" style:justify-single-word="false"/>
      <style:text-properties style:font-name="Consolas" fo:font-size="9pt" officeooo:rsid="000bf967" officeooo:paragraph-rsid="0013041b" style:font-size-asian="9pt" style:font-size-complex="9pt"/>
    </style:style>
    <style:style style:name="P9" style:family="paragraph" style:parent-style-name="Title" style:master-page-name="First_20_Page">
      <style:paragraph-properties fo:text-align="start" style:justify-single-word="false" style:page-number="auto"/>
      <style:text-properties style:font-name="Consolas" officeooo:rsid="001a4da4" officeooo:paragraph-rsid="0013041b"/>
    </style:style>
    <style:style style:name="P1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d96cb"/>
    </style:style>
    <style:style style:name="T3" style:family="text">
      <style:text-properties officeooo:rsid="000e2b3d"/>
    </style:style>
    <style:style style:name="T4" style:family="text">
      <style:text-properties officeooo:rsid="001025da"/>
    </style:style>
    <style:style style:name="T5" style:family="text">
      <style:text-properties officeooo:rsid="00111b4a"/>
    </style:style>
    <style:style style:name="T6" style:family="text">
      <style:text-properties officeooo:rsid="0011db57"/>
    </style:style>
    <style:style style:name="T7" style:family="text">
      <style:text-properties officeooo:rsid="0013041b"/>
    </style:style>
    <style:style style:name="T8" style:family="text">
      <style:text-properties officeooo:rsid="001a4da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line text:anchor-type="paragraph" draw:z-index="0" draw:name="Shape1" draw:style-name="gr1" draw:text-style-name="P10" svg:x1="-0.0075in" svg:y1="0.5402in" svg:x2="6.5343in" svg:y2="0.5402in"><text:p/></draw:line>Adam Stammer</text:p>
      <text:p text:style-name="P8"><text:span text:style-name="T8">328 N Franklin Ave | Sioux Falls, SD, 57103</text:span> | <text:span text:style-name="T8">605-323-5848</text:span> | <text:span text:style-name="T8">adam.stammer@jacks.sdstate.edu</text:span></text:p>
      <text:p text:style-name="P7"/>
      <text:p text:style-name="P1">February 1<text:span text:style-name="T1">st</text:span>, 2018</text:p>
      <text:p text:style-name="P1"/>
      <text:p text:style-name="P4">Networked CPS REU</text:p>
      <text:p text:style-name="P4">Wichita State University</text:p>
      <text:p text:style-name="P1"/>
      <text:p text:style-name="P1">To whom it may concern:</text:p>
      <text:p text:style-name="P1"/>
      <text:p text:style-name="P4">I am submitting this application in interest of the Networked Cyber Physical Systems Research Experience for Undergraduates <text:span text:style-name="T5">hosted at Wichita State University over the summer of 2018</text:span>. I am seeking to expand my knowledge and <text:span text:style-name="T5">abilities </text:span>with hands on experience.</text:p>
      <text:p text:style-name="P4"/>
      <text:p text:style-name="P4">In early middle school I first became interested in computers and how they worked. On the guidance of a friend, I started my first programming experience with batch programs. Within a month I had started <text:span text:style-name="T7">using </text:span>C#. By the end of middle school I considered myself fluent in <text:span text:style-name="T5">4</text:span> <text:span text:style-name="T7">programming </text:span>languages. <text:span text:style-name="T2">This only expanded as I continued through high school, taking every opportunity to expand my abilities.</text:span></text:p>
      <text:p text:style-name="P5"/>
      <text:p text:style-name="P5">Shortly after this began, I joined the local Demolay Chapter. My time with this group was spent mostly volunteering which strengthened my character in ways I never would’ve imagined when <text:span text:style-name="T7">it</text:span> <text:span text:style-name="T7">began</text:span>. More than that, it also taught me leadership. Many members <text:span text:style-name="T5">to</text:span> join shortly after myself were younger <text:span text:style-name="T3">and looked to me as a role model. I also quickly rose to the leadership position of Master Councilor which only strengthened the role I played, and my leadership skills with it.</text:span></text:p>
      <text:p text:style-name="P1"/>
      <text:p text:style-name="P6">All this considered, I have a lot to learn, and plenty of experience to gain. I’ve always considered knowledge <text:span text:style-name="T7">to be </text:span>one of the most valuable things a person can have. It is the best way <text:span text:style-name="T6">for anybody to improve themselves</text:span>. The opportunity to learn things, hands on, from people with far more experience than myself is very exciting.</text:p>
      <text:p text:style-name="P1"/>
      <text:p text:style-name="P1"><text:span text:style-name="T5">Thank you for the consideration</text:span>,</text:p>
      <text:p text:style-name="P1"/>
      <text:p text:style-name="P1">Adam Stammer</text:p>
      <text:p text:style-name="P1"><text:a xlink:type="simple" xlink:href="mailto:adam.stammer@sdstate.jacks.edu" text:style-name="Internet_20_link" text:visited-style-name="Visited_20_Internet_20_Link">adam.stammer@sdstate.jacks.edu</text:a></text:p>
      <text:p text:style-name="P1">605-323-5848</text:p>
      <text:p text:style-name="P1"/>
      <text:p text:style-name="P3">Enclosure<text:span text:style-name="T4">s: </text:span>Resumé, <text:span text:style-name="T5">Essay, Transcript, Two letters of recommend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111in" fo:margin-bottom="0.472in" loext:contextual-spacing="false" fo:line-height="100%"/>
      <style:text-properties fo:color="#125f6a" style:font-name="Arial" fo:font-family="Arial" style:font-family-generic="roman" style:font-pitch="variable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Tahoma" style:font-family-complex="Tahoma" style:font-family-generic-complex="system" style:font-pitch-complex="variable" style:font-size-complex="2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5in" fo:margin-bottom="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8:08:37.586000000</meta:creation-date>
    <dc:date>2018-02-06T20:53:07.911000000</dc:date>
    <meta:editing-duration>PT14M31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5" meta:word-count="293" meta:character-count="1804" meta:non-whitespace-character-count="1526"/>
  </office:meta>
</office:document-meta>
</file>